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85f4"/>
    </style:style>
    <style:style style:name="P2" style:family="paragraph" style:parent-style-name="Standard">
      <style:text-properties fo:language="en" fo:country="US" officeooo:rsid="000287a3" officeooo:paragraph-rsid="000287a3"/>
    </style:style>
    <style:style style:name="P3" style:family="paragraph" style:parent-style-name="Standard">
      <style:text-properties officeooo:paragraph-rsid="000287a3"/>
    </style:style>
    <style:style style:name="T1" style:family="text">
      <style:text-properties fo:language="en" fo:country="US" officeooo:rsid="000185f4"/>
    </style:style>
    <style:style style:name="T2" style:family="text">
      <style:text-properties fo:language="en" fo:country="US" officeooo:rsid="000287a3"/>
    </style:style>
    <style:style style:name="T3" style:family="text">
      <style:text-properties fo:language="en" fo:country="US" officeooo:rsid="0003041e"/>
    </style:style>
    <style:style style:name="T4" style:family="text">
      <style:text-properties officeooo:rsid="000287a3"/>
    </style:style>
    <style:style style:name="T5" style:family="text">
      <style:text-properties officeooo:rsid="00030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º- Define un tipo de datos que valide la siguiente instancia XML:<text:line-break/>&lt;temperatura escala="celsius"&gt; 37 &lt;/temperatura&gt;<text:line-break/>El tipo de dato del elemento &lt;temperatura&gt; es xs:integer, y el del atributo escala, </text:p>
      <text:p text:style-name="P3">es uno derivado de xs:string, que sólamente permite los valores Celsius, Kelvin o Farenheit.<text:line-break/></text:p>
      <text:p text:style-name="P1"><text:span text:style-name="T1"/></text:p>
      <text:p text:style-name="P2">&lt;xs:element name=”temperatura”&gt;</text:p>
      <text:p text:style-name="P2"><text:tab/>&lt;xs:complexType&gt;</text:p>
      <text:p text:style-name="P2"><text:tab/><text:tab/><text:span text:style-name="T5">&lt;xs:extension base=”xs:integer”&gt;</text:span></text:p>
      <text:p text:style-name="P2"><text:tab/><text:tab/><text:tab/>&lt;xs:attribute name=”Celsius” type=”xs:string” /&gt;</text:p>
      <text:p text:style-name="P3"><text:span text:style-name="T2"><text:tab/><text:tab/><text:tab/>&lt;xs:attribute name=”Kelvin” type=”xs:string” /&gt;</text:span></text:p>
      <text:p text:style-name="P3"><text:span text:style-name="T2"><text:tab/><text:tab/><text:tab/>&lt;xs:attribute name=”Farenheit” type=”xs:string” /&gt;</text:span></text:p>
      <text:p text:style-name="P3"><text:span text:style-name="T2"><text:tab/><text:tab/></text:span><text:span text:style-name="T3">&lt;/xs:extension&gt;</text:span></text:p>
      <text:p text:style-name="P3"><text:span text:style-name="T2"><text:tab/>&lt;/xs:complexType&gt;</text:span></text:p>
      <text:p text:style-name="P3"><text:span text:style-name="T2"/></text:p>
      <text:p text:style-name="P1"><text:line-break/>2º- Completa la declaración de elementos con atributos, elementos descendientes y contenido textual. Para ello, el ejemplo que debéis implementar es el del elemento &lt;form&gt; de HTML, que tiene atributos (name, method, ...), elementos descendientes como &lt;input&gt;, y además tiene contenido textual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7:40:37.918000000</meta:creation-date>
    <dc:date>2020-03-24T18:06:16.960000000</dc:date>
    <meta:editing-duration>PT5M18S</meta:editing-duration>
    <meta:editing-cycles>1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1" meta:word-count="105" meta:character-count="859" meta:non-whitespace-character-count="746"/>
  </office:meta>
</office:document-meta>
</file>